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fo:font-size="11pt" style:text-underline-style="solid" style:text-underline-width="auto" style:text-underline-color="font-color" fo:font-weight="bold" officeooo:rsid="0001e8b9" officeooo:paragraph-rsid="0001e8b9" style:font-size-asian="11pt" style:font-weight-asian="bold" style:font-size-complex="11pt" style:font-weight-complex="bold"/>
    </style:style>
    <style:style style:name="P2" style:family="paragraph" style:parent-style-name="Standard">
      <style:text-properties style:font-name="Verdana" fo:font-size="11pt" style:text-underline-style="solid" style:text-underline-width="auto" style:text-underline-color="font-color" fo:font-weight="bold" officeooo:rsid="0004828a" officeooo:paragraph-rsid="0004828a" style:font-size-asian="11pt" style:font-weight-asian="bold" style:font-size-complex="11pt" style:font-weight-complex="bold"/>
    </style:style>
    <style:style style:name="P3" style:family="paragraph" style:parent-style-name="Standard">
      <style:text-properties style:font-name="Verdana" fo:font-size="11pt" style:text-underline-style="solid" style:text-underline-width="auto" style:text-underline-color="font-color" fo:font-weight="bold" officeooo:rsid="0006bd8e" officeooo:paragraph-rsid="0006bd8e" style:font-size-asian="11pt" style:font-weight-asian="bold" style:font-size-complex="11pt" style:font-weight-complex="bold"/>
    </style:style>
    <style:style style:name="P4" style:family="paragraph" style:parent-style-name="Standard">
      <style:text-properties style:font-name="Verdana" fo:font-size="11pt" style:text-underline-style="solid" style:text-underline-width="auto" style:text-underline-color="font-color" fo:font-weight="bold" officeooo:rsid="00121dc3" officeooo:paragraph-rsid="00121dc3" style:font-size-asian="11pt" style:font-weight-asian="bold" style:font-size-complex="11pt" style:font-weight-complex="bold"/>
    </style:style>
    <style:style style:name="P5" style:family="paragraph" style:parent-style-name="Standard">
      <style:text-properties style:font-name="Verdana" fo:font-size="11pt" style:text-underline-style="solid" style:text-underline-width="auto" style:text-underline-color="font-color" fo:font-weight="bold" officeooo:rsid="0017f31c" officeooo:paragraph-rsid="0017f31c" style:font-size-asian="11pt" style:font-weight-asian="bold" style:font-size-complex="11pt" style:font-weight-complex="bold"/>
    </style:style>
    <style:style style:name="P6" style:family="paragraph" style:parent-style-name="Standard">
      <style:text-properties style:font-name="Verdana" fo:font-size="11pt" style:text-underline-style="none" fo:font-weight="normal" officeooo:rsid="0001e8b9" officeooo:paragraph-rsid="0001e8b9" style:font-size-asian="11pt" style:font-weight-asian="normal" style:font-size-complex="11pt" style:font-weight-complex="normal"/>
    </style:style>
    <style:style style:name="P7" style:family="paragraph" style:parent-style-name="Standard">
      <style:text-properties style:font-name="Verdana" fo:font-size="11pt" style:text-underline-style="none" fo:font-weight="normal" officeooo:rsid="000351dc" officeooo:paragraph-rsid="000351dc" style:font-size-asian="11pt" style:font-weight-asian="normal" style:font-size-complex="11pt" style:font-weight-complex="normal"/>
    </style:style>
    <style:style style:name="P8" style:family="paragraph" style:parent-style-name="Standard">
      <style:text-properties style:font-name="Verdana" fo:font-size="11pt" style:text-underline-style="none" fo:font-weight="normal" officeooo:rsid="0004828a" officeooo:paragraph-rsid="0004828a" style:font-size-asian="11pt" style:font-weight-asian="normal" style:font-size-complex="11pt" style:font-weight-complex="normal"/>
    </style:style>
    <style:style style:name="P9" style:family="paragraph" style:parent-style-name="Standard">
      <style:text-properties style:font-name="Verdana" fo:font-size="11pt" style:text-underline-style="none" fo:font-weight="normal" officeooo:rsid="0004828a" officeooo:paragraph-rsid="000cef74" style:font-size-asian="11pt" style:font-weight-asian="normal" style:font-size-complex="11pt" style:font-weight-complex="normal"/>
    </style:style>
    <style:style style:name="P10" style:family="paragraph" style:parent-style-name="Standard">
      <style:text-properties style:font-name="Verdana" fo:font-size="11pt" style:text-underline-style="none" fo:font-weight="normal" officeooo:rsid="0006bd8e" officeooo:paragraph-rsid="0006bd8e" style:font-size-asian="11pt" style:font-weight-asian="normal" style:font-size-complex="11pt" style:font-weight-complex="normal"/>
    </style:style>
    <style:style style:name="P11" style:family="paragraph" style:parent-style-name="Standard">
      <style:text-properties style:font-name="Verdana" fo:font-size="11pt" style:text-underline-style="none" fo:font-weight="normal" officeooo:rsid="0006bd8e" officeooo:paragraph-rsid="0008f7b7" style:font-size-asian="11pt" style:font-weight-asian="normal" style:font-size-complex="11pt" style:font-weight-complex="normal"/>
    </style:style>
    <style:style style:name="P12" style:family="paragraph" style:parent-style-name="Standard">
      <style:text-properties style:font-name="Verdana" fo:font-size="11pt" style:text-underline-style="none" fo:font-weight="normal" officeooo:rsid="0008f7b7" officeooo:paragraph-rsid="0008f7b7" style:font-size-asian="11pt" style:font-weight-asian="normal" style:font-size-complex="11pt" style:font-weight-complex="normal"/>
    </style:style>
    <style:style style:name="P13" style:family="paragraph" style:parent-style-name="Standard">
      <style:text-properties style:font-name="Verdana" fo:font-size="11pt" style:text-underline-style="none" fo:font-weight="normal" officeooo:rsid="000b6747" officeooo:paragraph-rsid="000b6747" style:font-size-asian="11pt" style:font-weight-asian="normal" style:font-size-complex="11pt" style:font-weight-complex="normal"/>
    </style:style>
    <style:style style:name="P14" style:family="paragraph" style:parent-style-name="Standard">
      <style:text-properties style:font-name="Verdana" fo:font-size="11pt" style:text-underline-style="none" fo:font-weight="normal" officeooo:rsid="00121dc3" officeooo:paragraph-rsid="00121dc3" style:font-size-asian="11pt" style:font-weight-asian="normal" style:font-size-complex="11pt" style:font-weight-complex="normal"/>
    </style:style>
    <style:style style:name="P15" style:family="paragraph" style:parent-style-name="Standard">
      <style:text-properties style:font-name="Verdana" fo:font-size="11pt" style:text-underline-style="none" fo:font-weight="normal" officeooo:rsid="0013d0d8" officeooo:paragraph-rsid="0013d0d8" style:font-size-asian="11pt" style:font-weight-asian="normal" style:font-size-complex="11pt" style:font-weight-complex="normal"/>
    </style:style>
    <style:style style:name="P16" style:family="paragraph" style:parent-style-name="Standard">
      <style:text-properties style:font-name="Verdana" fo:font-size="11pt" style:text-underline-style="none" fo:font-weight="normal" officeooo:rsid="0017f31c" officeooo:paragraph-rsid="0017f31c" style:font-size-asian="11pt" style:font-weight-asian="normal" style:font-size-complex="11pt" style:font-weight-complex="normal"/>
    </style:style>
    <style:style style:name="P17" style:family="paragraph" style:parent-style-name="Standard">
      <style:paragraph-properties fo:break-before="page"/>
      <style:text-properties style:font-name="Verdana" fo:font-size="11pt" style:text-underline-style="solid" style:text-underline-width="auto" style:text-underline-color="font-color" fo:font-weight="bold" officeooo:rsid="00121dc3" officeooo:paragraph-rsid="00121dc3" style:font-size-asian="11pt" style:font-weight-asian="bold" style:font-size-complex="11pt" style:font-weight-complex="bold"/>
    </style:style>
    <style:style style:name="P18" style:family="paragraph" style:parent-style-name="Standard">
      <style:text-properties style:font-name="Verdana" fo:font-size="11pt" style:text-underline-style="none" fo:font-weight="normal" officeooo:rsid="0017f31c" officeooo:paragraph-rsid="0017f31c" style:font-size-asian="11pt" style:font-weight-asian="normal" style:font-size-complex="11pt" style:font-weight-complex="normal"/>
    </style:style>
    <style:style style:name="P19" style:family="paragraph" style:parent-style-name="Standard">
      <style:text-properties style:font-name="Verdana" fo:font-size="11pt" style:text-underline-style="none" fo:font-weight="normal" officeooo:rsid="0019d257" officeooo:paragraph-rsid="0019d257" style:font-size-asian="11pt" style:font-weight-asian="normal" style:font-size-complex="11pt" style:font-weight-complex="normal"/>
    </style:style>
    <style:style style:name="T1" style:family="text">
      <style:text-properties officeooo:rsid="000351dc"/>
    </style:style>
    <style:style style:name="T2" style:family="text">
      <style:text-properties officeooo:rsid="00085f15"/>
    </style:style>
    <style:style style:name="T3" style:family="text">
      <style:text-properties officeooo:rsid="0008f7b7"/>
    </style:style>
    <style:style style:name="T4" style:family="text">
      <style:text-properties officeooo:rsid="0009e52c"/>
    </style:style>
    <style:style style:name="T5" style:family="text">
      <style:text-properties officeooo:rsid="000cef74"/>
    </style:style>
    <style:style style:name="T6" style:family="text">
      <style:text-properties officeooo:rsid="000eca27"/>
    </style:style>
    <style:style style:name="T7" style:family="text">
      <style:text-properties officeooo:rsid="00112bd5"/>
    </style:style>
    <style:style style:name="T8" style:family="text">
      <style:text-properties officeooo:rsid="0013bf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stom Property Objects</text:p>
      <text:p text:style-name="P1"/>
      <text:p text:style-name="P6">Transferred as a string, semicolon seperated e.g. fred;7;jim;name represents two properties, fred and jim with the values 7 and name respectively.</text:p>
      <text:p text:style-name="P6"/>
      <text:p text:style-name="P6">Type TILPropertyCollection</text:p>
      <text:p text:style-name="P6"><text:tab/>keys as string[n]</text:p>
      <text:p text:style-name="P6"><text:tab/>values as string[n]</text:p>
      <text:p text:style-name="P6">end</text:p>
      <text:p text:style-name="P6"/>
      <text:p text:style-name="P7">Must be sorted by keys ; this is done by the python script, not the AGK script.</text:p>
      <text:p text:style-name="P7"/>
      <text:p text:style-name="P6">_TILPropertyUnpack(propcol ref as TILPropertyCollection,props as string) <text:span text:style-name="T1">converts the string to the property object.</text:span></text:p>
      <text:p text:style-name="P6"/>
      <text:p text:style-name="P2">Images/Tiles</text:p>
      <text:p text:style-name="P2"/>
      <text:p text:style-name="P8">Type TILImage</text:p>
      <text:p text:style-name="P8"><text:tab/>id as integer<text:tab/><text:tab/><text:tab/>internal ID, consecutive, same as array index</text:p>
      <text:p text:style-name="P8"><text:tab/>gid as integer <text:tab/><text:tab/>id as defined in TMX format without flip bits.</text:p>
      <text:p text:style-name="P8"><text:tab/>imageID as integer <text:tab/>reference ID in tile/graphics file (<text:span text:style-name="T8">internal </text:span>id)</text:p>
      <text:p text:style-name="P8"><text:tab/>image as integer <text:tab/><text:tab/>loaded image from atlas.</text:p>
      <text:p text:style-name="P8"><text:tab/>width as integer <text:tab/><text:tab/>width in pixels</text:p>
      <text:p text:style-name="P8"><text:tab/>height as integer <text:tab/><text:tab/>height in pixels</text:p>
      <text:p text:style-name="P8"><text:tab/>properties as TILPropertyCollection<text:tab/>custom properties associated with image</text:p>
      <text:p text:style-name="P8">EndType</text:p>
      <text:p text:style-name="P8"/>
      <text:p text:style-name="P8">The image string is a sequence of values seperated by colons ; these are id, gid, imageID, width, height and properties. The image structure member is loaded during _TILImageUnpack.</text:p>
      <text:p text:style-name="P8"/>
      <text:p text:style-name="P8">_TILImageUnpack(image as TILImage,src as string,atlasImage as integer) converts the string to the property object.</text:p>
      <text:p text:style-name="P8"/>
      <text:p text:style-name="P3">Objects</text:p>
      <text:p text:style-name="P3"/>
      <text:p text:style-name="P10">Type TILObject</text:p>
      <text:p text:style-name="P10"><text:tab/>id <text:span text:style-name="T3">as integer</text:span><text:tab/><text:tab/><text:tab/>object as allocated by Tiled.</text:p>
      <text:p text:style-name="P9"><text:tab/>imageID as integer <text:tab/>reference ID in tile/graphics file </text:p>
      <text:p text:style-name="P9"><text:tab/>image as integer <text:tab/><text:tab/>loaded image from atlas.</text:p>
      <text:p text:style-name="P12"><text:tab/>depth as integer <text:tab/><text:tab/>depth index <text:span text:style-name="T4">(1 = lowest layer/objectgrp)</text:span></text:p>
      <text:p text:style-name="P11"><text:tab/>x<text:span text:style-name="T2"> as float <text:tab/></text:span> <text:s/><text:tab/><text:tab/>position on screen <text:span text:style-name="T2">(bottom left)</text:span></text:p>
      <text:p text:style-name="P11"><text:tab/>y<text:span text:style-name="T2"> as float <text:tab/></text:span><text:tab/><text:tab/>position on screen</text:p>
      <text:p text:style-name="P11"><text:tab/><text:span text:style-name="T6">width as float <text:tab/><text:tab/>object width (0 = default)</text:span></text:p>
      <text:p text:style-name="P11"><text:tab/><text:span text:style-name="T6">height as float <text:tab/><text:tab/>object height (0 = default)</text:span></text:p>
      <text:p text:style-name="P10"><text:tab/><text:span text:style-name="T2">rotation as float <text:tab/><text:tab/>object rotation</text:span></text:p>
      <text:p text:style-name="P10"><text:tab/><text:span text:style-name="T3">properties as TILPropertyCollection custom properties for object</text:span></text:p>
      <text:p text:style-name="P12"/>
      <text:p text:style-name="P13">Object strings are passed in as with images, using id, <text:span text:style-name="T7">image</text:span>ID, depth, x, y, <text:span text:style-name="T6">width, height, </text:span>rotation and properties as colon seperated values</text:p>
      <text:p text:style-name="P13"/>
      <text:p text:style-name="P13">_<text:span text:style-name="T5">TILObjectUnpack(object as TILObject,src as string, atlasImage as integer) unpacks it.</text:span></text:p>
      <text:p text:style-name="P10"/>
      <text:p text:style-name="P17">Layers</text:p>
      <text:p text:style-name="P4"/>
      <text:p text:style-name="P14">type TILLayer</text:p>
      <text:p text:style-name="P14"><text:tab/>name as string <text:tab/><text:tab/><text:tab/><text:tab/><text:tab/>name of layer</text:p>
      <text:p text:style-name="P14"><text:tab/>mapWidth <text:tab/><text:tab/><text:tab/><text:tab/><text:tab/><text:tab/>size of map</text:p>
      <text:p text:style-name="P14"><text:tab/>mapHeight</text:p>
      <text:p text:style-name="P14"><text:tab/>depth as integer <text:tab/><text:tab/><text:tab/><text:tab/><text:tab/>depth (1 up, not sprite depth)</text:p>
      <text:p text:style-name="P14"><text:tab/>rows as TILRow[] <text:tab/><text:tab/><text:tab/><text:tab/><text:tab/>row descriptor.</text:p>
      <text:p text:style-name="P14">Endtype</text:p>
      <text:p text:style-name="P14"/>
      <text:p text:style-name="P14">type TILRow</text:p>
      <text:p text:style-name="P14"><text:tab/>tiles as integer[] <text:tab/><text:tab/><text:tab/><text:tab/><text:tab/>tile values with flip bits.</text:p>
      <text:p text:style-name="P14"><text:tab/>rowEmpty as integer <text:tab/><text:tab/><text:tab/><text:tab/>non-zero if the row is empty.</text:p>
      <text:p text:style-name="P14"><text:tab/>nextWrite as integer <text:tab/><text:tab/><text:tab/><text:tab/>next row write address <text:span text:style-name="T8">for unpack</text:span></text:p>
      <text:p text:style-name="P14">Endtype</text:p>
      <text:p text:style-name="P14"/>
      <text:p text:style-name="P14">Initialisation sets up the TILLayer structure and the size of the TILRow array and sets all the rowEmpty flags. Row data which is RLE compressed is written into the TILRow structures using nextWrite as a pointer, which clears the rowEmpty flag for that row as a side effect.</text:p>
      <text:p text:style-name="P14"/>
      <text:p text:style-name="P15">The RLE encoding is slightly modified. As previously, -n implies a repeat group, however, if the value that is repeated has any of the flip bits set it must be in a repeat group even if there is only one value.</text:p>
      <text:p text:style-name="P14"/>
      <text:p text:style-name="P5">Map structure</text:p>
      <text:p text:style-name="P5"/>
      <text:p text:style-name="P16">Type TILMap</text:p>
      <text:p text:style-name="P16"><text:tab/>name as string <text:tab/><text:tab/><text:tab/><text:tab/>file name</text:p>
      <text:p text:style-name="P16"><text:tab/>layerCount as integer <text:tab/><text:tab/><text:tab/>number of layers</text:p>
      <text:p text:style-name="P16"><text:tab/>objectCount as integer <text:tab/><text:tab/><text:tab/>number of objects</text:p>
      <text:p text:style-name="P16"><text:tab/>imageCount as integer<text:tab/><text:tab/><text:tab/>number of images</text:p>
      <text:p text:style-name="P16"><text:tab/>layers as TILLayer[] <text:tab/><text:tab/><text:tab/>layers </text:p>
      <text:p text:style-name="P16"><text:tab/>objects as TILObject[]<text:tab/><text:tab/><text:tab/>objects</text:p>
      <text:p text:style-name="P16"><text:tab/>images as TILImage[]<text:tab/><text:tab/><text:tab/>images.</text:p>
      <text:p text:style-name="P16"><text:tab/>depths as integer[] <text:tab/><text:tab/><text:tab/>1+ depth (lowest first) to spritedepth<text:tab/></text:p>
      <text:p text:style-name="P16"><text:tab/>tileWidth as integer <text:tab/><text:tab/><text:tab/>tile size</text:p>
      <text:p text:style-name="P16"><text:tab/>tileHeight as integer</text:p>
      <text:p text:style-name="P16"><text:tab/>background as integer[4]<text:tab/><text:tab/><text:tab/>background RGBA</text:p>
      <text:p text:style-name="P16"><text:tab/>orientation as string <text:tab/><text:tab/><text:tab/>map orientation.</text:p>
      <text:p text:style-name="P19"><text:tab/>atlasImage as integer<text:tab/><text:tab/><text:tab/>main atlas image.</text:p>
      <text:p text:style-name="P16">EndTyp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4M2S</meta:editing-duration>
    <meta:editing-cycles>24</meta:editing-cycles>
    <meta:generator>LibreOffice/4.3.5.2$Windows_x86 LibreOffice_project/3a87456aaa6a95c63eea1c1b3201acedf0751bd5</meta:generator>
    <dc:date>2015-03-14T15:03:28.316000000</dc:date>
    <meta:document-statistic meta:table-count="0" meta:image-count="0" meta:object-count="0" meta:page-count="2" meta:paragraph-count="65" meta:word-count="499" meta:character-count="3256" meta:non-whitespace-character-count="2681"/>
    <meta:user-defined meta:name="Info 1"/>
    <meta:user-defined meta:name="Info 2"/>
    <meta:user-defined meta:name="Info 3"/>
    <meta:user-defined meta:name="Info 4"/>
  </office:meta>
</office:document-meta>
</file>